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3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1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30" calcext:value-type="float">
            <text:p><text:s text:c="3"/>6,730</text:p>
          </table:table-cell>
          <table:table-cell table:style-name="ce71" office:value-type="float" office:value="344" calcext:value-type="float">
            <text:p><text:s text:c="3"/>34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113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10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59481" calcext:value-type="float">
            <text:p><text:s text:c="3"/>159,481</text:p>
          </table:table-cell>
          <table:table-cell table:style-name="ce50" office:value-type="float" office:value="153342" calcext:value-type="float">
            <text:p><text:s text:c="3"/>153,342</text:p>
          </table:table-cell>
          <table:table-cell table:style-name="ce50" office:value-type="float" office:value="6130" calcext:value-type="float">
            <text:p><text:s text:c="3"/>6,13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146769" calcext:value-type="float">
            <text:p><text:s text:c="3"/>146,769</text:p>
          </table:table-cell>
          <table:table-cell table:style-name="ce50" office:value-type="float" office:value="7394" calcext:value-type="float">
            <text:p><text:s text:c="3"/>7,394</text:p>
          </table:table-cell>
          <table:table-cell table:style-name="ce103" office:value-type="float" office:value="5318" calcext:value-type="float">
            <text:p><text:s text:c="3"/>5,318</text:p>
          </table:table-cell>
          <table:table-cell table:style-name="ce113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82823" calcext:value-type="float">
            <text:p><text:s text:c="3"/>82,823</text:p>
          </table:table-cell>
          <table:table-cell table:style-name="ce51" office:value-type="float" office:value="79647" calcext:value-type="float">
            <text:p><text:s text:c="3"/>79,647</text:p>
          </table:table-cell>
          <table:table-cell table:style-name="ce51" office:value-type="float" office:value="3172" calcext:value-type="float">
            <text:p><text:s text:c="3"/>3,17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6234" calcext:value-type="float">
            <text:p><text:s text:c="3"/>76,234</text:p>
          </table:table-cell>
          <table:table-cell table:style-name="ce51" office:value-type="float" office:value="3874" calcext:value-type="float">
            <text:p><text:s text:c="3"/>3,874</text:p>
          </table:table-cell>
          <table:table-cell table:style-name="ce104" office:value-type="float" office:value="2715" calcext:value-type="float">
            <text:p><text:s text:c="3"/>2,715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76658" calcext:value-type="float">
            <text:p><text:s text:c="3"/>76,658</text:p>
          </table:table-cell>
          <table:table-cell table:style-name="ce52" office:value-type="float" office:value="73695" calcext:value-type="float">
            <text:p><text:s text:c="3"/>73,695</text:p>
          </table:table-cell>
          <table:table-cell table:style-name="ce52" office:value-type="float" office:value="2958" calcext:value-type="float">
            <text:p><text:s text:c="3"/>2,95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70535" calcext:value-type="float">
            <text:p><text:s text:c="3"/>70,535</text:p>
          </table:table-cell>
          <table:table-cell table:style-name="ce52" office:value-type="float" office:value="3520" calcext:value-type="float">
            <text:p><text:s text:c="3"/>3,520</text:p>
          </table:table-cell>
          <table:table-cell table:style-name="ce105" office:value-type="float" office:value="2603" calcext:value-type="float">
            <text:p><text:s text:c="3"/>2,603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003" calcext:value-type="float">
            <text:p><text:s text:c="3"/>18,003</text:p>
          </table:table-cell>
          <table:table-cell table:style-name="ce69" office:value-type="float" office:value="17346" calcext:value-type="float">
            <text:p><text:s text:c="3"/>17,346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6666" calcext:value-type="float">
            <text:p><text:s text:c="3"/>16,66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383" calcext:value-type="float">
            <text:p><text:s text:c="3"/>9,383</text:p>
          </table:table-cell>
          <table:table-cell table:style-name="ce70" office:value-type="float" office:value="9044" calcext:value-type="float">
            <text:p><text:s text:c="3"/>9,0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689" calcext:value-type="float">
            <text:p><text:s text:c="3"/>8,689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620" calcext:value-type="float">
            <text:p><text:s text:c="3"/>8,620</text:p>
          </table:table-cell>
          <table:table-cell table:style-name="ce70" office:value-type="float" office:value="8302" calcext:value-type="float">
            <text:p><text:s text:c="3"/>8,30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136" calcext:value-type="float">
            <text:p><text:s text:c="3"/>17,136</text:p>
          </table:table-cell>
          <table:table-cell table:style-name="ce69" office:value-type="float" office:value="16479" calcext:value-type="float">
            <text:p><text:s text:c="3"/>16,479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783" calcext:value-type="float">
            <text:p><text:s text:c="3"/>15,783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948" calcext:value-type="float">
            <text:p><text:s text:c="3"/>8,948</text:p>
          </table:table-cell>
          <table:table-cell table:style-name="ce70" office:value-type="float" office:value="8588" calcext:value-type="float">
            <text:p><text:s text:c="3"/>8,588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220" calcext:value-type="float">
            <text:p><text:s text:c="3"/>8,220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88" calcext:value-type="float">
            <text:p><text:s text:c="3"/>8,188</text:p>
          </table:table-cell>
          <table:table-cell table:style-name="ce70" office:value-type="float" office:value="7891" calcext:value-type="float">
            <text:p><text:s text:c="3"/>7,8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63" calcext:value-type="float">
            <text:p><text:s text:c="3"/>7,563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3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27.06" calcext:value-type="float">
            <text:p><text:s/>27.06</text:p>
          </table:table-cell>
          <table:table-cell table:style-name="ce61" office:value-type="float" office:value="27.78" calcext:value-type="float">
            <text:p><text:s/>27.78</text:p>
          </table:table-cell>
          <table:table-cell table:style-name="ce61" office:value-type="float" office:value="11.36" calcext:value-type="float">
            <text:p><text:s/>11.36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27.56" calcext:value-type="float">
            <text:p><text:s/>27.56</text:p>
          </table:table-cell>
          <table:table-cell table:style-name="ce61" office:value-type="float" office:value="26.51" calcext:value-type="float">
            <text:p><text:s/>26.51</text:p>
          </table:table-cell>
          <table:table-cell table:style-name="ce107" office:value-type="float" office:value="14.88" calcext:value-type="float">
            <text:p><text:s/>14.88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27.9" calcext:value-type="float">
            <text:p><text:s/>27.90</text:p>
          </table:table-cell>
          <table:table-cell table:style-name="ce62" office:value-type="float" office:value="28.49" calcext:value-type="float">
            <text:p><text:s/>28.49</text:p>
          </table:table-cell>
          <table:table-cell table:style-name="ce62" office:value-type="float" office:value="15.76" calcext:value-type="float">
            <text:p><text:s/>15.76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27.72" calcext:value-type="float">
            <text:p><text:s/>27.72</text:p>
          </table:table-cell>
          <table:table-cell table:style-name="ce62" office:value-type="float" office:value="31.58" calcext:value-type="float">
            <text:p><text:s/>31.58</text:p>
          </table:table-cell>
          <table:table-cell table:style-name="ce108" office:value-type="float" office:value="27.85" calcext:value-type="float">
            <text:p><text:s/>27.85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2" office:value-type="float" office:value="26.14" calcext:value-type="float">
            <text:p><text:s/>26.14</text:p>
          </table:table-cell>
          <table:table-cell table:style-name="ce62" office:value-type="float" office:value="27.03" calcext:value-type="float">
            <text:p><text:s/>27.03</text:p>
          </table:table-cell>
          <table:table-cell table:style-name="ce62" office:value-type="float" office:value="6.45" calcext:value-type="float">
            <text:p><text:s/>6.45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7.39" calcext:value-type="float">
            <text:p><text:s/>27.39</text:p>
          </table:table-cell>
          <table:table-cell table:style-name="ce62" office:value-type="float" office:value="21.17" calcext:value-type="float">
            <text:p><text:s/>21.17</text:p>
          </table:table-cell>
          <table:table-cell table:style-name="ce109" office:value-type="float" office:value="2.43" calcext:value-type="float">
            <text:p><text:s/>2.43</text:p>
          </table:table-cell>
          <table:table-cell table:style-name="ce113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-4.82" calcext:value-type="float">
            <text:p><text:s text:c="3"/>－4.82</text:p>
          </table:table-cell>
          <table:table-cell table:style-name="ce63" office:value-type="float" office:value="-5" calcext:value-type="float">
            <text:p><text:s text:c="3"/>－5.00</text:p>
          </table:table-cell>
          <table:table-cell table:number-columns-repeated="2" table:style-name="ce63" office:value-type="float" office:value="0" calcext:value-type="float">
            <text:p>－</text:p>
          </table:table-cell>
          <table:table-cell table:style-name="ce63" office:value-type="float" office:value="-5.3" calcext:value-type="float">
            <text:p><text:s text:c="3"/>－5.30</text:p>
          </table:table-cell>
          <table:table-cell table:style-name="ce63" office:value-type="float" office:value="2.44" calcext:value-type="float">
            <text:p><text:s/>2.44</text:p>
          </table:table-cell>
          <table:table-cell table:style-name="ce110" office:value-type="float" office:value="-0.54" calcext:value-type="float">
            <text:p><text:s text:c="3"/>－0.54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4.64" calcext:value-type="float">
            <text:p><text:s text:c="3"/>－4.64</text:p>
          </table:table-cell>
          <table:table-cell table:style-name="ce62" office:value-type="float" office:value="-5.04" calcext:value-type="float">
            <text:p><text:s text:c="3"/>－5.04</text:p>
          </table:table-cell>
          <table:table-cell table:style-name="ce62" office:value-type="float" office:value="6.19" calcext:value-type="float">
            <text:p><text:s/>6.19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5.4" calcext:value-type="float">
            <text:p><text:s text:c="3"/>－5.40</text:p>
          </table:table-cell>
          <table:table-cell table:style-name="ce62" office:value-type="float" office:value="4.42" calcext:value-type="float">
            <text:p><text:s/>4.42</text:p>
          </table:table-cell>
          <table:table-cell table:style-name="ce108" office:value-type="float" office:value="5.57" calcext:value-type="float">
            <text:p><text:s/>5.57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4" office:value-type="float" office:value="-5.01" calcext:value-type="float">
            <text:p><text:s text:c="3"/>－5.01</text:p>
          </table:table-cell>
          <table:table-cell table:style-name="ce64" office:value-type="float" office:value="-4.95" calcext:value-type="float">
            <text:p><text:s text:c="3"/>－4.95</text:p>
          </table:table-cell>
          <table:table-cell table:style-name="ce64" office:value-type="float" office:value="-6.6" calcext:value-type="float">
            <text:p><text:s text:c="3"/>－6.60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5.19" calcext:value-type="float">
            <text:p><text:s text:c="3"/>－5.19</text:p>
          </table:table-cell>
          <table:table-cell table:style-name="ce64" office:value-type="float" office:value="0.27" calcext:value-type="float">
            <text:p><text:s/>0.27</text:p>
          </table:table-cell>
          <table:table-cell table:style-name="ce109" office:value-type="float" office:value="-6.99" calcext:value-type="float">
            <text:p><text:s text:c="3"/>－6.99</text:p>
          </table:table-cell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office:value-type="string" calcext:value-type="string" table:number-columns-spanned="3" table:number-rows-spanned="1">
            <text:p>內政部戶政司 民國100年11月4日編製</text:p>
          </table:table-cell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3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6"/>
            <table:table-cell table:style-name="ce134" table:number-columns-repeated="2"/>
            <table:table-cell table:style-name="ce134" office:value-type="string" calcext:value-type="string">
              <text:p>中 華 民 國 100 年 10 月 份</text:p>
            </table:table-cell>
            <table:table-cell table:style-name="ce134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6" table:number-columns-repeated="1015"/>
          </table:table-row>
          <table:table-row table:style-name="ro12">
            <table:table-cell table:style-name="ce118" office:value-type="string" calcext:value-type="string" table:number-columns-spanned="1" table:number-rows-spanned="4">
              <text:p>區域別</text:p>
            </table:table-cell>
            <table:table-cell table:style-name="ce135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19"/>
            <table:covered-table-cell table:style-name="ce136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9"/>
            <table:covered-table-cell table:style-name="ce136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0"/>
            <table:covered-table-cell table:style-name="ce137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67" office:value-type="float" office:value="17136" calcext:value-type="float">
            <text:p><text:s text:c="3"/>17,136</text:p>
          </table:table-cell>
          <table:table-cell table:style-name="ce51" office:value-type="float" office:value="16479" calcext:value-type="float">
            <text:p><text:s text:c="3"/>16,4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783" calcext:value-type="float">
            <text:p><text:s text:c="3"/>15,783</text:p>
          </table:table-cell>
          <table:table-cell table:style-name="ce51" office:value-type="float" office:value="797" calcext:value-type="float">
            <text:p><text:s text:c="3"/>797</text:p>
          </table:table-cell>
          <table:table-cell table:style-name="ce103" office:value-type="float" office:value="556" calcext:value-type="float">
            <text:p><text:s text:c="3"/>556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8948" calcext:value-type="float">
            <text:p><text:s text:c="3"/>8,948</text:p>
          </table:table-cell>
          <table:table-cell table:style-name="ce51" office:value-type="float" office:value="8588" calcext:value-type="float">
            <text:p><text:s text:c="3"/>8,58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220" calcext:value-type="float">
            <text:p><text:s text:c="3"/>8,220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8188" calcext:value-type="float">
            <text:p><text:s text:c="3"/>8,188</text:p>
          </table:table-cell>
          <table:table-cell table:style-name="ce51" office:value-type="float" office:value="7891" calcext:value-type="float">
            <text:p><text:s text:c="3"/>7,891</text:p>
          </table:table-cell>
          <table:table-cell table:style-name="ce51" office:value-type="float" office:value="297" calcext:value-type="float">
            <text:p><text:s text:c="3"/>297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563" calcext:value-type="float">
            <text:p><text:s text:c="3"/>7,563</text:p>
          </table:table-cell>
          <table:table-cell table:style-name="ce51" office:value-type="float" office:value="372" calcext:value-type="float">
            <text:p><text:s text:c="3"/>372</text:p>
          </table:table-cell>
          <table:table-cell table:style-name="ce105" office:value-type="float" office:value="253" calcext:value-type="float">
            <text:p><text:s text:c="3"/>253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3118" calcext:value-type="float">
            <text:p><text:s text:c="3"/>3,118</text:p>
          </table:table-cell>
          <table:table-cell table:style-name="ce67" office:value-type="float" office:value="2993" calcext:value-type="float">
            <text:p><text:s text:c="3"/>2,993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848" calcext:value-type="float">
            <text:p><text:s text:c="3"/>2,848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145" office:value-type="float" office:value="109" calcext:value-type="float">
            <text:p><text:s text:c="3"/>109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652" calcext:value-type="float">
            <text:p><text:s text:c="3"/>1,652</text:p>
          </table:table-cell>
          <table:table-cell table:style-name="ce138" office:value-type="float" office:value="1579" calcext:value-type="float">
            <text:p><text:s text:c="3"/>1,579</text:p>
          </table:table-cell>
          <table:table-cell table:style-name="ce138" office:value-type="float" office:value="73" calcext:value-type="float">
            <text:p><text:s text:c="3"/>73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515" calcext:value-type="float">
            <text:p><text:s text:c="3"/>1,515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466" calcext:value-type="float">
            <text:p><text:s text:c="3"/>1,466</text:p>
          </table:table-cell>
          <table:table-cell table:style-name="ce139" office:value-type="float" office:value="1414" calcext:value-type="float">
            <text:p><text:s text:c="3"/>1,41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333" calcext:value-type="float">
            <text:p><text:s text:c="3"/>1,333</text:p>
          </table:table-cell>
          <table:table-cell table:style-name="ce139" office:value-type="float" office:value="83" calcext:value-type="float">
            <text:p><text:s text:c="3"/>83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956" calcext:value-type="float">
            <text:p><text:s text:c="3"/>1,956</text:p>
          </table:table-cell>
          <table:table-cell table:style-name="ce67" office:value-type="float" office:value="1899" calcext:value-type="float">
            <text:p><text:s text:c="3"/>1,89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37" calcext:value-type="float">
            <text:p><text:s text:c="3"/>1,837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29" calcext:value-type="float">
            <text:p><text:s text:c="3"/>1,029</text:p>
          </table:table-cell>
          <table:table-cell table:style-name="ce138" office:value-type="float" office:value="1002" calcext:value-type="float">
            <text:p><text:s text:c="3"/>1,002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971" calcext:value-type="float">
            <text:p><text:s text:c="3"/>971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927" calcext:value-type="float">
            <text:p><text:s text:c="3"/>927</text:p>
          </table:table-cell>
          <table:table-cell table:style-name="ce139" office:value-type="float" office:value="897" calcext:value-type="float">
            <text:p><text:s text:c="3"/>897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866" calcext:value-type="float">
            <text:p><text:s text:c="3"/>866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2" office:value-type="string" calcext:value-type="string">
            <text:p>計</text:p>
          </table:table-cell>
          <table:table-cell table:style-name="ce67" office:value-type="float" office:value="2148" calcext:value-type="float">
            <text:p><text:s text:c="3"/>2,148</text:p>
          </table:table-cell>
          <table:table-cell table:style-name="ce67" office:value-type="float" office:value="2053" calcext:value-type="float">
            <text:p><text:s text:c="3"/>2,053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001" calcext:value-type="float">
            <text:p><text:s text:c="3"/>2,001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88" calcext:value-type="float">
            <text:p><text:s text:c="3"/>1,088</text:p>
          </table:table-cell>
          <table:table-cell table:style-name="ce138" office:value-type="float" office:value="1033" calcext:value-type="float">
            <text:p><text:s text:c="3"/>1,033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007" calcext:value-type="float">
            <text:p><text:s text:c="3"/>1,007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060" calcext:value-type="float">
            <text:p><text:s text:c="3"/>1,060</text:p>
          </table:table-cell>
          <table:table-cell table:style-name="ce139" office:value-type="float" office:value="1020" calcext:value-type="float">
            <text:p><text:s text:c="3"/>1,020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994" calcext:value-type="float">
            <text:p><text:s text:c="3"/>994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293" calcext:value-type="float">
            <text:p><text:s text:c="3"/>1,293</text:p>
          </table:table-cell>
          <table:table-cell table:style-name="ce67" office:value-type="float" office:value="1261" calcext:value-type="float">
            <text:p><text:s text:c="3"/>1,261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213" calcext:value-type="float">
            <text:p><text:s text:c="3"/>1,213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688" calcext:value-type="float">
            <text:p><text:s text:c="3"/>688</text:p>
          </table:table-cell>
          <table:table-cell table:style-name="ce138" office:value-type="float" office:value="670" calcext:value-type="float">
            <text:p><text:s text:c="3"/>670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644" calcext:value-type="float">
            <text:p><text:s text:c="3"/>644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605" calcext:value-type="float">
            <text:p><text:s text:c="3"/>605</text:p>
          </table:table-cell>
          <table:table-cell table:style-name="ce139" office:value-type="float" office:value="591" calcext:value-type="float">
            <text:p><text:s text:c="3"/>591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569" calcext:value-type="float">
            <text:p><text:s text:c="3"/>56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929" calcext:value-type="float">
            <text:p><text:s text:c="3"/>1,929</text:p>
          </table:table-cell>
          <table:table-cell table:style-name="ce67" office:value-type="float" office:value="1855" calcext:value-type="float">
            <text:p><text:s text:c="3"/>1,855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04" calcext:value-type="float">
            <text:p><text:s text:c="3"/>1,804</text:p>
          </table:table-cell>
          <table:table-cell table:style-name="ce67" office:value-type="float" office:value="67" calcext:value-type="float">
            <text:p><text:s text:c="3"/>67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16" calcext:value-type="float">
            <text:p><text:s text:c="3"/>1,016</text:p>
          </table:table-cell>
          <table:table-cell table:style-name="ce138" office:value-type="float" office:value="977" calcext:value-type="float">
            <text:p><text:s text:c="3"/>977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952" calcext:value-type="float">
            <text:p><text:s text:c="3"/>95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9" office:value-type="float" office:value="913" calcext:value-type="float">
            <text:p><text:s text:c="3"/>913</text:p>
          </table:table-cell>
          <table:table-cell table:style-name="ce139" office:value-type="float" office:value="878" calcext:value-type="float">
            <text:p><text:s text:c="3"/>878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852" calcext:value-type="float">
            <text:p><text:s text:c="3"/>852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9" office:value-type="string" calcext:value-type="string">
            <text:p>計</text:p>
          </table:table-cell>
          <table:table-cell table:style-name="ce67" office:value-type="float" office:value="6595" calcext:value-type="float">
            <text:p><text:s text:c="3"/>6,595</text:p>
          </table:table-cell>
          <table:table-cell table:style-name="ce67" office:value-type="float" office:value="6323" calcext:value-type="float">
            <text:p><text:s text:c="3"/>6,323</text:p>
          </table:table-cell>
          <table:table-cell table:style-name="ce67" office:value-type="float" office:value="272" calcext:value-type="float">
            <text:p><text:s text:c="3"/>27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5994" calcext:value-type="float">
            <text:p><text:s text:c="3"/>5,994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145" office:value-type="float" office:value="266" calcext:value-type="float">
            <text:p><text:s text:c="3"/>266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8" office:value-type="float" office:value="3427" calcext:value-type="float">
            <text:p><text:s text:c="3"/>3,427</text:p>
          </table:table-cell>
          <table:table-cell table:style-name="ce138" office:value-type="float" office:value="3280" calcext:value-type="float">
            <text:p><text:s text:c="3"/>3,280</text:p>
          </table:table-cell>
          <table:table-cell table:style-name="ce138" office:value-type="float" office:value="147" calcext:value-type="float">
            <text:p><text:s text:c="3"/>147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3089" calcext:value-type="float">
            <text:p><text:s text:c="3"/>3,089</text:p>
          </table:table-cell>
          <table:table-cell table:style-name="ce138" office:value-type="float" office:value="184" calcext:value-type="float">
            <text:p><text:s text:c="3"/>184</text:p>
          </table:table-cell>
          <table:table-cell table:style-name="ce146" office:value-type="float" office:value="154" calcext:value-type="float">
            <text:p><text:s text:c="3"/>154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168" calcext:value-type="float">
            <text:p><text:s text:c="3"/>3,168</text:p>
          </table:table-cell>
          <table:table-cell table:style-name="ce139" office:value-type="float" office:value="3043" calcext:value-type="float">
            <text:p><text:s text:c="3"/>3,043</text:p>
          </table:table-cell>
          <table:table-cell table:style-name="ce139" office:value-type="float" office:value="125" calcext:value-type="float">
            <text:p><text:s text:c="3"/>12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2905" calcext:value-type="float">
            <text:p><text:s text:c="3"/>2,905</text:p>
          </table:table-cell>
          <table:table-cell table:style-name="ce139" office:value-type="float" office:value="151" calcext:value-type="float">
            <text:p><text:s text:c="3"/>151</text:p>
          </table:table-cell>
          <table:table-cell table:style-name="ce147" office:value-type="float" office:value="112" calcext:value-type="float">
            <text:p><text:s text:c="3"/>11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301" calcext:value-type="float">
            <text:p><text:s text:c="3"/>301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73" calcext:value-type="float">
            <text:p><text:s text:c="3"/>173</text:p>
          </table:table-cell>
          <table:table-cell table:style-name="ce78" office:value-type="float" office:value="166" calcext:value-type="float">
            <text:p><text:s text:c="3"/>166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39" calcext:value-type="float">
            <text:p><text:s text:c="3"/>139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539" calcext:value-type="float">
            <text:p><text:s text:c="3"/>1,539</text:p>
          </table:table-cell>
          <table:table-cell table:style-name="ce140" office:value-type="float" office:value="1458" calcext:value-type="float">
            <text:p><text:s text:c="3"/>1,458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79" calcext:value-type="float">
            <text:p><text:s text:c="3"/>1,379</text:p>
          </table:table-cell>
          <table:table-cell table:style-name="ce140" office:value-type="float" office:value="82" calcext:value-type="float">
            <text:p><text:s text:c="3"/>82</text:p>
          </table:table-cell>
          <table:table-cell table:style-name="ce148" office:value-type="float" office:value="78" calcext:value-type="float">
            <text:p><text:s text:c="3"/>7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82" calcext:value-type="float">
            <text:p><text:s text:c="3"/>782</text:p>
          </table:table-cell>
          <table:table-cell table:style-name="ce78" office:value-type="float" office:value="742" calcext:value-type="float">
            <text:p><text:s text:c="3"/>742</text:p>
          </table:table-cell>
          <table:table-cell table:style-name="ce7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691" calcext:value-type="float">
            <text:p><text:s text:c="3"/>691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57" calcext:value-type="float">
            <text:p><text:s text:c="3"/>757</text:p>
          </table:table-cell>
          <table:table-cell table:style-name="ce79" office:value-type="float" office:value="716" calcext:value-type="float">
            <text:p><text:s text:c="3"/>716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88" calcext:value-type="float">
            <text:p><text:s text:c="3"/>688</text:p>
          </table:table-cell>
          <table:table-cell table:style-name="ce79" office:value-type="float" office:value="39" calcext:value-type="float">
            <text:p><text:s text:c="3"/>39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59" calcext:value-type="float">
            <text:p><text:s text:c="3"/>459</text:p>
          </table:table-cell>
          <table:table-cell table:style-name="ce140" office:value-type="float" office:value="446" calcext:value-type="float">
            <text:p><text:s text:c="3"/>44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8" calcext:value-type="float">
            <text:p><text:s text:c="3"/>248</text:p>
          </table:table-cell>
          <table:table-cell table:style-name="ce78" office:value-type="float" office:value="242" calcext:value-type="float">
            <text:p><text:s text:c="3"/>242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3" calcext:value-type="float">
            <text:p><text:s text:c="3"/>223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11" calcext:value-type="float">
            <text:p><text:s text:c="3"/>211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79" calcext:value-type="float">
            <text:p><text:s text:c="3"/>479</text:p>
          </table:table-cell>
          <table:table-cell table:style-name="ce140" office:value-type="float" office:value="463" calcext:value-type="float">
            <text:p><text:s text:c="3"/>463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0" calcext:value-type="float">
            <text:p><text:s text:c="3"/>430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51" calcext:value-type="float">
            <text:p><text:s text:c="3"/>251</text:p>
          </table:table-cell>
          <table:table-cell table:style-name="ce78" office:value-type="float" office:value="241" calcext:value-type="float">
            <text:p><text:s text:c="3"/>241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60" calcext:value-type="float">
            <text:p><text:s text:c="3"/>1,060</text:p>
          </table:table-cell>
          <table:table-cell table:style-name="ce140" office:value-type="float" office:value="1042" calcext:value-type="float">
            <text:p><text:s text:c="3"/>1,042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style-name="ce59" office:value-type="float" office:value="977" calcext:value-type="float">
            <text:p><text:s text:c="3"/>977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39" calcext:value-type="float">
            <text:p><text:s text:c="3"/>539</text:p>
          </table:table-cell>
          <table:table-cell table:style-name="ce78" office:value-type="float" office:value="530" calcext:value-type="float">
            <text:p><text:s text:c="3"/>530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94" calcext:value-type="float">
            <text:p><text:s text:c="3"/>494</text:p>
          </table:table-cell>
          <table:table-cell table:style-name="ce78" office:value-type="float" office:value="23" calcext:value-type="float">
            <text:p><text:s text:c="3"/>23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style-name="ce79" office:value-type="float" office:value="512" calcext:value-type="float">
            <text:p><text:s text:c="3"/>51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483" calcext:value-type="float">
            <text:p><text:s text:c="3"/>483</text:p>
          </table:table-cell>
          <table:table-cell table:style-name="ce79" office:value-type="float" office:value="23" calcext:value-type="float">
            <text:p><text:s text:c="3"/>23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65" calcext:value-type="float">
            <text:p><text:s text:c="3"/>265</text:p>
          </table:table-cell>
          <table:table-cell table:style-name="ce140" office:value-type="float" office:value="253" calcext:value-type="float">
            <text:p><text:s text:c="3"/>25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1" calcext:value-type="float">
            <text:p><text:s text:c="3"/>121</text:p>
          </table:table-cell>
          <table:table-cell table:style-name="ce78" office:value-type="float" office:value="115" calcext:value-type="float">
            <text:p><text:s text:c="3"/>115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79" office:value-type="float" office:value="138" calcext:value-type="float">
            <text:p><text:s text:c="3"/>13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81" calcext:value-type="float">
            <text:p><text:s text:c="3"/>481</text:p>
          </table:table-cell>
          <table:table-cell table:style-name="ce140" office:value-type="float" office:value="470" calcext:value-type="float">
            <text:p><text:s text:c="3"/>470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9" calcext:value-type="float">
            <text:p><text:s text:c="3"/>439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54" calcext:value-type="float">
            <text:p><text:s text:c="3"/>254</text:p>
          </table:table-cell>
          <table:table-cell table:style-name="ce78" office:value-type="float" office:value="248" calcext:value-type="float">
            <text:p><text:s text:c="3"/>24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06" calcext:value-type="float">
            <text:p><text:s text:c="3"/>306</text:p>
          </table:table-cell>
          <table:table-cell table:style-name="ce140" office:value-type="float" office:value="294" calcext:value-type="float">
            <text:p><text:s text:c="3"/>294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58" calcext:value-type="float">
            <text:p><text:s text:c="3"/>158</text:p>
          </table:table-cell>
          <table:table-cell table:style-name="ce78" office:value-type="float" office:value="150" calcext:value-type="float">
            <text:p><text:s text:c="3"/>15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8" calcext:value-type="float">
            <text:p><text:s text:c="3"/>148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88" calcext:value-type="float">
            <text:p><text:s text:c="3"/>488</text:p>
          </table:table-cell>
          <table:table-cell table:style-name="ce140" office:value-type="float" office:value="448" calcext:value-type="float">
            <text:p><text:s text:c="3"/>448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51" calcext:value-type="float">
            <text:p><text:s text:c="3"/>451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style-name="ce78" office:value-type="float" office:value="236" calcext:value-type="float">
            <text:p><text:s text:c="3"/>236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212" calcext:value-type="float">
            <text:p><text:s text:c="3"/>212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31" calcext:value-type="float">
            <text:p><text:s text:c="3"/>131</text:p>
          </table:table-cell>
          <table:table-cell table:style-name="ce140" office:value-type="float" office:value="118" calcext:value-type="float">
            <text:p><text:s text:c="3"/>118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0" calcext:value-type="float">
            <text:p><text:s text:c="3"/>70</text:p>
          </table:table-cell>
          <table:table-cell table:style-name="ce78" office:value-type="float" office:value="64" calcext:value-type="float">
            <text:p><text:s text:c="3"/>64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21" calcext:value-type="float">
            <text:p><text:s text:c="3"/>221</text:p>
          </table:table-cell>
          <table:table-cell table:style-name="ce140" office:value-type="float" office:value="201" calcext:value-type="float">
            <text:p><text:s text:c="3"/>201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1" calcext:value-type="float">
            <text:p><text:s text:c="3"/>121</text:p>
          </table:table-cell>
          <table:table-cell table:style-name="ce78" office:value-type="float" office:value="107" calcext:value-type="float">
            <text:p><text:s text:c="3"/>107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94" calcext:value-type="float">
            <text:p><text:s text:c="3"/>9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0" office:value-type="float" office:value="77" calcext:value-type="float">
            <text:p><text:s text:c="3"/>7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38" calcext:value-type="float">
            <text:p><text:s text:c="3"/>38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40" calcext:value-type="float">
            <text:p><text:s text:c="3"/>40</text:p>
          </table:table-cell>
          <table:table-cell table:style-name="ce79" office:value-type="float" office:value="39" calcext:value-type="float">
            <text:p><text:s text:c="3"/>3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75" calcext:value-type="float">
            <text:p><text:s text:c="3"/>175</text:p>
          </table:table-cell>
          <table:table-cell table:style-name="ce140" office:value-type="float" office:value="166" calcext:value-type="float">
            <text:p><text:s text:c="3"/>166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91" calcext:value-type="float">
            <text:p><text:s text:c="3"/>91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4" calcext:value-type="float">
            <text:p><text:s text:c="3"/>84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47" calcext:value-type="float">
            <text:p><text:s text:c="3"/>447</text:p>
          </table:table-cell>
          <table:table-cell table:style-name="ce140" office:value-type="float" office:value="439" calcext:value-type="float">
            <text:p><text:s text:c="3"/>439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25" calcext:value-type="float">
            <text:p><text:s text:c="3"/>425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4" calcext:value-type="float">
            <text:p><text:s text:c="3"/>244</text:p>
          </table:table-cell>
          <table:table-cell table:style-name="ce78" office:value-type="float" office:value="237" calcext:value-type="float">
            <text:p><text:s text:c="3"/>237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style-name="ce79" office:value-type="float" office:value="202" calcext:value-type="float">
            <text:p><text:s text:c="3"/>20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47" calcext:value-type="float">
            <text:p><text:s text:c="3"/>147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9" calcext:value-type="float">
            <text:p><text:s text:c="3"/>79</text:p>
          </table:table-cell>
          <table:table-cell table:style-name="ce78" office:value-type="float" office:value="78" calcext:value-type="float">
            <text:p><text:s text:c="3"/>7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計</text:p>
          </table:table-cell>
          <table:table-cell table:style-name="ce67" office:value-type="float" office:value="97" calcext:value-type="float">
            <text:p><text:s text:c="3"/>97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6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4" calcext:value-type="float">
            <text:p><text:s text:c="3"/>44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30"/>
          <table:table-cell table:style-name="ce34" office:value-type="string" calcext:value-type="string">
            <text:p>女</text:p>
          </table:table-cell>
          <table:table-cell table:number-columns-repeated="2"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6">
          <table:table-cell table:style-name="ce131"/>
          <table:table-cell table:number-columns-repeated="4"/>
          <table:table-cell table:style-name="ce142"/>
          <table:table-cell table:style-name="ce143" table:number-columns-repeated="2"/>
          <table:table-cell table:style-name="ce149" office:value-type="string" calcext:value-type="string">
            <text:p>內政部戶政司 民國100年11月4日編製</text:p>
          </table:table-cell>
          <table:table-cell table:number-columns-repeated="1015"/>
        </table:table-row>
        <table:table-row table:style-name="ro8">
          <table:table-cell table:style-name="ce131"/>
          <table:table-cell/>
          <table:table-cell table:style-name="ce141"/>
          <table:table-cell table:number-columns-repeated="1021"/>
        </table:table-row>
        <table:table-row table:style-name="ro8">
          <table:table-cell table:style-name="ce1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10.xls'#$''.$G$5]"/>
        <table:named-expression table:name="出生" table:base-cell-address="$年月別.$A$1" table:expression="['file:///D:/123/i62/10.%E9%81%B7%E5%BE%99-100.10.xls'#$''.$V$14:.$V$34]"/>
        <table:named-expression table:name="月底人口數" table:base-cell-address="$年月別.$A$1" table:expression="['file:///D:/123/i62/10.%E9%81%B7%E5%BE%99-100.10.xls'#$''.$AT$14:.$AU$34]"/>
        <table:named-expression table:name="死亡" table:base-cell-address="$年月別.$A$1" table:expression="['file:///D:/123/i62/10.%E9%81%B7%E5%BE%99-100.10.xls'#$''.$Y$14:.$Y$34]"/>
        <table:named-expression table:name="結婚" table:base-cell-address="$年月別.$A$1" table:expression="['file:///D:/123/i62/10.%E9%81%B7%E5%BE%99-100.10.xls'#$''.$L$14:.$L$34]"/>
        <table:named-expression table:name="鄰數戶數" table:base-cell-address="$年月別.$A$1" table:expression="['file:///D:/123/i62/10.%E9%81%B7%E5%BE%99-100.10.xls'#$''.$AQ$14:.$AR$34]"/>
        <table:named-expression table:name="離婚" table:base-cell-address="$年月別.$A$1" table:expression="['file:///D:/123/i62/10.%E9%81%B7%E5%BE%99-100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7T17:50:34</meta:creation-date>
    <dc:creator>user</dc:creator>
    <dc:date>2011-11-07T17:51:28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